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CB7EDC07F59EE279.pdf" manifest:media-type="application/pdf"/>
  <manifest:file-entry manifest:full-path="Pictures/10000000000001E0000001807057E74122341F0F.pdf" manifest:media-type="application/pdf"/>
  <manifest:file-entry manifest:full-path="Pictures/10000000000001E00000018005CFD45B49826DA6.pdf" manifest:media-type="application/pdf"/>
  <manifest:file-entry manifest:full-path="Pictures/10000000000001E0000001801AF034ED97911531.png" manifest:media-type="image/png"/>
  <manifest:file-entry manifest:full-path="Pictures/10000000000001E00000018072D5EB2F3ED112E0.pdf" manifest:media-type="application/pdf"/>
  <manifest:file-entry manifest:full-path="Pictures/10000000000001E0000001803B1D53DAF4698FB6.png" manifest:media-type="image/png"/>
  <manifest:file-entry manifest:full-path="Pictures/10000000000001E0000001807BF942C026C55F52.png" manifest:media-type="image/png"/>
  <manifest:file-entry manifest:full-path="Pictures/10000000000001E000000180C49F7C2D002D3520.png" manifest:media-type="image/png"/>
  <manifest:file-entry manifest:full-path="Pictures/10000000000001E000000180B58B31E47BA73626.pdf" manifest:media-type="application/pdf"/>
  <manifest:file-entry manifest:full-path="Pictures/10000000000001E00000018036992D79823FBA4C.png" manifest:media-type="image/png"/>
  <manifest:file-entry manifest:full-path="Pictures/10000000000001E000000180BCAC325D7E59A1DC.pdf" manifest:media-type="application/pdf"/>
  <manifest:file-entry manifest:full-path="Pictures/10000000000001E000000180010B9A79E4E954DB.pdf" manifest:media-type="application/pdf"/>
  <manifest:file-entry manifest:full-path="Pictures/10000000000001E0000001805FE0EA9DA6F18811.pdf" manifest:media-type="application/pdf"/>
  <manifest:file-entry manifest:full-path="Pictures/10000000000001E000000180E2EF13ECC0F304DC.png" manifest:media-type="image/png"/>
  <manifest:file-entry manifest:full-path="Pictures/10000000000001E000000180BAAA10E8CEFAED72.pdf" manifest:media-type="application/pdf"/>
  <manifest:file-entry manifest:full-path="Pictures/10000000000001E0000001800282C90ACD91C46F.png" manifest:media-type="image/png"/>
  <manifest:file-entry manifest:full-path="Pictures/10000000000001E000000180CA049566F4610D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3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2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4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6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8pt" style:font-size-asian="6pt" style:font-size-complex="6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Liberation Serif" fo:font-size="8pt" style:font-size-asian="6pt" style:font-size-complex="6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946cm" svg:height="2.119cm" svg:x="3.097cm" svg:y="0.7cm">
          <draw:image xlink:href="Pictures/10000000000001E000000180BCAC325D7E59A1DC.pdf" xlink:type="simple" xlink:show="embed" xlink:actuate="onLoad" loext:mime-type="application/pdf">
            <text:p/>
          </draw:image>
          <draw:image xlink:href="Pictures/10000000000001E0000001801AF034ED97911531.png" xlink:type="simple" xlink:show="embed" xlink:actuate="onLoad" loext:mime-type="image/png"/>
        </draw:frame>
        <draw:frame draw:style-name="gr2" draw:text-style-name="P1" draw:layer="layout" svg:width="2.937cm" svg:height="2.078cm" svg:x="6.054cm" svg:y="0.7cm">
          <draw:image xlink:href="Pictures/10000000000001E000000180010B9A79E4E954DB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3" draw:text-style-name="P1" draw:layer="layout" svg:width="2.908cm" svg:height="2.135cm" svg:x="0.154cm" svg:y="0.702cm">
          <draw:image xlink:href="Pictures/10000000000001E00000018005CFD45B49826DA6.pdf" xlink:type="simple" xlink:show="embed" xlink:actuate="onLoad" loext:mime-type="application/pdf">
            <text:p/>
          </draw:image>
          <draw:image xlink:href="Pictures/10000000000001E000000180C49F7C2D002D3520.png" xlink:type="simple" xlink:show="embed" xlink:actuate="onLoad" loext:mime-type="image/png"/>
        </draw:frame>
        <draw:frame draw:style-name="gr1" draw:text-style-name="P1" draw:layer="layout" svg:width="2.937cm" svg:height="2.128cm" svg:x="3.108cm" svg:y="3.069cm">
          <draw:image xlink:href="Pictures/10000000000001E00000018072D5EB2F3ED112E0.pdf" xlink:type="simple" xlink:show="embed" xlink:actuate="onLoad" loext:mime-type="application/pdf">
            <text:p/>
          </draw:image>
          <draw:image xlink:href="Pictures/10000000000001E0000001803B1D53DAF4698FB6.png" xlink:type="simple" xlink:show="embed" xlink:actuate="onLoad" loext:mime-type="image/png"/>
        </draw:frame>
        <draw:frame draw:style-name="gr4" draw:text-style-name="P1" draw:layer="layout" svg:width="2.937cm" svg:height="2.12cm" svg:x="0.154cm" svg:y="3.077cm">
          <draw:image xlink:href="Pictures/10000000000001E000000180B58B31E47BA73626.pdf" xlink:type="simple" xlink:show="embed" xlink:actuate="onLoad" loext:mime-type="application/pdf">
            <text:p/>
          </draw:image>
          <draw:image xlink:href="Pictures/10000000000001E00000018036992D79823FBA4C.png" xlink:type="simple" xlink:show="embed" xlink:actuate="onLoad" loext:mime-type="image/png"/>
        </draw:frame>
        <draw:frame draw:style-name="gr2" draw:text-style-name="P1" draw:layer="layout" svg:width="2.937cm" svg:height="2.18cm" svg:x="6.054cm" svg:y="3.069cm">
          <draw:image xlink:href="Pictures/10000000000001E0000001805FE0EA9DA6F18811.pdf" xlink:type="simple" xlink:show="embed" xlink:actuate="onLoad" loext:mime-type="application/pdf">
            <text:p/>
          </draw:image>
          <draw:image xlink:href="Pictures/10000000000001E000000180E2EF13ECC0F304DC.png" xlink:type="simple" xlink:show="embed" xlink:actuate="onLoad" loext:mime-type="image/png"/>
        </draw:frame>
        <draw:frame draw:style-name="gr5" draw:text-style-name="P1" draw:layer="layout" svg:width="2.937cm" svg:height="2.121cm" svg:x="6.054cm" svg:y="5.496cm">
          <draw:image xlink:href="Pictures/10000000000001E000000180BAAA10E8CEFAED72.pdf" xlink:type="simple" xlink:show="embed" xlink:actuate="onLoad" loext:mime-type="application/pdf">
            <text:p/>
          </draw:image>
          <draw:image xlink:href="Pictures/10000000000001E000000180CA049566F4610D0E.png" xlink:type="simple" xlink:show="embed" xlink:actuate="onLoad" loext:mime-type="image/png"/>
        </draw:frame>
        <draw:frame draw:style-name="gr6" draw:text-style-name="P1" draw:layer="layout" svg:width="2.937cm" svg:height="2.125cm" svg:x="0.154cm" svg:y="5.492cm">
          <draw:image xlink:href="Pictures/10000000000001E0000001807057E74122341F0F.pdf" xlink:type="simple" xlink:show="embed" xlink:actuate="onLoad" loext:mime-type="application/pdf">
            <text:p/>
          </draw:image>
          <draw:image xlink:href="Pictures/10000000000001E0000001807BF942C026C55F52.png" xlink:type="simple" xlink:show="embed" xlink:actuate="onLoad" loext:mime-type="image/png"/>
        </draw:frame>
        <draw:frame draw:style-name="gr5" draw:text-style-name="P1" draw:layer="layout" svg:width="2.937cm" svg:height="2.121cm" svg:x="3.108cm" svg:y="5.496cm">
          <draw:image xlink:href="Pictures/10000000000001E000000180CB7EDC07F59EE279.pdf" xlink:type="simple" xlink:show="embed" xlink:actuate="onLoad" loext:mime-type="application/pdf">
            <text:p/>
          </draw:image>
          <draw:image xlink:href="Pictures/10000000000001E0000001800282C90ACD91C46F.png" xlink:type="simple" xlink:show="embed" xlink:actuate="onLoad" loext:mime-type="image/png"/>
        </draw:frame>
        <draw:frame draw:style-name="gr7" draw:text-style-name="P2" draw:layer="layout" svg:width="9.49cm" svg:height="0.635cm" svg:x="0cm" svg:y="0cm">
          <draw:text-box>
            <text:p><text:span text:style-name="T1">a) Floating-point 32-bit <text:s text:c="7"/>b) Fixed-point 8-bit <text:s text:c="9"/>c) Hybrid-Float6</text:span></text:p>
          </draw:text-box>
        </draw:frame>
        <draw:line draw:style-name="gr8" draw:text-style-name="P1" draw:layer="layout" svg:x1="3.021cm" svg:y1="0.008cm" svg:x2="3.021cm" svg:y2="7.62cm">
          <text:p/>
        </draw:line>
        <draw:line draw:style-name="gr8" draw:text-style-name="P1" draw:layer="layout" svg:x1="6.015cm" svg:y1="0.008cm" svg:x2="6.015cm" svg:y2="7.62cm">
          <text:p/>
        </draw:line>
        <draw:frame draw:style-name="gr9" draw:text-style-name="P3" draw:layer="layout" svg:width="0.713cm" svg:height="0.239cm" draw:transform="rotate (1.5707963267949) translate (-0.038cm 1.834cm)">
          <draw:text-box>
            <text:p><text:span text:style-name="T2">Model 1</text:span></text:p>
          </draw:text-box>
        </draw:frame>
        <draw:frame draw:style-name="gr9" draw:text-style-name="P3" draw:layer="layout" svg:width="0.713cm" svg:height="0.239cm" draw:transform="rotate (1.5707963267949) translate (-0.041cm 4.335cm)">
          <draw:text-box>
            <text:p><text:span text:style-name="T2">Model 2</text:span></text:p>
          </draw:text-box>
        </draw:frame>
        <draw:frame draw:style-name="gr9" draw:text-style-name="P3" draw:layer="layout" svg:width="0.713cm" svg:height="0.239cm" draw:transform="rotate (1.5707963267949) translate (-0.04cm 6.736cm)">
          <draw:text-box>
            <text:p><text:span text:style-name="T2">Model 3</text:span></text:p>
          </draw:text-box>
        </draw:frame>
        <draw:line draw:style-name="gr8" draw:text-style-name="P1" draw:layer="layout" svg:x1="0cm" svg:y1="2.827cm" svg:x2="8.89cm" svg:y2="2.827cm">
          <text:p/>
        </draw:line>
        <draw:line draw:style-name="gr8" draw:text-style-name="P1" draw:layer="layout" svg:x1="0cm" svg:y1="5.227cm" svg:x2="8.89cm" svg:y2="5.2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7T22:46:36.780324523</dc:date>
    <meta:editing-duration>P1DT4H29M17S</meta:editing-duration>
    <meta:editing-cycles>107</meta:editing-cycles>
    <meta:document-statistic meta:object-count="17"/>
  </office:meta>
</office:document-meta>
</file>